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f69b" officeooo:paragraph-rsid="000ff6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leetcode.com/problems/happy-number/" text:style-name="Internet_20_link" text:visited-style-name="Visited_20_Internet_20_Link">https://leetcode.com/problems/happy-number/</text:a></text:p>
      <text:p text:style-name="P1"/>
      <text:p text:style-name="P1">public class Solution {</text:p>
      <text:p text:style-name="P1"><text:s text:c="4"/>// 1. uyse a visited set, to determine if u terminate or not</text:p>
      <text:p text:style-name="P1"><text:s text:c="4"/>// keep looping, over the number ... rep it as a string, and take a summation each time</text:p>
      <text:p text:style-name="P1"><text:s text:c="4"/>// can always ASSUME that n is a positive number !</text:p>
      <text:p text:style-name="P1"><text:s text:c="4"/>public boolean isHappy(int n) </text:p>
      <text:p text:style-name="P1"><text:s text:c="4"/>{</text:p>
      <text:p text:style-name="P1"><text:s text:c="8"/>boolean term = true;</text:p>
      <text:p text:style-name="P1"><text:s text:c="8"/>if(n == 1)</text:p>
      <text:p text:style-name="P1"><text:s text:c="8"/>{</text:p>
      <text:p text:style-name="P1"><text:s text:c="12"/>return true;</text:p>
      <text:p text:style-name="P1"><text:s text:c="8"/>}</text:p>
      <text:p text:style-name="P1"><text:s text:c="8"/>else</text:p>
      <text:p text:style-name="P1"><text:s text:c="8"/>{</text:p>
      <text:p text:style-name="P1"><text:s text:c="12"/>Set&lt;Integer&gt; visited = new HashSet&lt;Integer&gt;();</text:p>
      <text:p text:style-name="P1"><text:s text:c="12"/>term = helper(n,visited);</text:p>
      <text:p text:style-name="P1"><text:s text:c="8"/>}</text:p>
      <text:p text:style-name="P1"><text:s text:c="8"/>return term;</text:p>
      <text:p text:style-name="P1"><text:s text:c="4"/>}</text:p>
      <text:p text:style-name="P1"><text:s text:c="4"/></text:p>
      <text:p text:style-name="P1"><text:s text:c="4"/>public boolean helper(int n, Set&lt;Integer&gt; visited)</text:p>
      <text:p text:style-name="P1"><text:s text:c="4"/>{</text:p>
      <text:p text:style-name="P1"><text:s text:c="8"/>boolean stat = false;</text:p>
      <text:p text:style-name="P1"><text:s text:c="8"/>if(visited.contains(n))</text:p>
      <text:p text:style-name="P1"><text:s text:c="8"/>{</text:p>
      <text:p text:style-name="P1"><text:s text:c="12"/>stat = false;</text:p>
      <text:p text:style-name="P1"><text:s text:c="8"/>}</text:p>
      <text:p text:style-name="P1"><text:s text:c="8"/>else if ( n == 1)</text:p>
      <text:p text:style-name="P1"><text:s text:c="8"/>{</text:p>
      <text:p text:style-name="P1"><text:s text:c="12"/>stat = true;</text:p>
      <text:p text:style-name="P1"><text:s text:c="8"/>}</text:p>
      <text:p text:style-name="P1"><text:s text:c="8"/>else</text:p>
      <text:p text:style-name="P1"><text:s text:c="8"/>{</text:p>
      <text:p text:style-name="P1"><text:s text:c="12"/>visited.add(n); </text:p>
      <text:p text:style-name="P1"><text:s text:c="12"/>// [2] construc tthy new number ... via characters</text:p>
      <text:p text:style-name="P1"><text:s text:c="12"/>String s = "" + n;</text:p>
      <text:p text:style-name="P1"><text:s text:c="12"/>char[] cArr = s.toCharArray();</text:p>
      <text:p text:style-name="P1"><text:s text:c="12"/>int newN = 0;</text:p>
      <text:p text:style-name="P1"><text:s text:c="12"/>for(int i = 0; i &lt; cArr.length; i++)</text:p>
      <text:p text:style-name="P1"><text:s text:c="12"/>{</text:p>
      <text:p text:style-name="P1"><text:s text:c="16"/>int x = (int)(cArr[i] - '0');</text:p>
      <text:p text:style-name="P1"><text:s text:c="16"/>newN += (x * x); </text:p>
      <text:p text:style-name="P1"><text:s text:c="12"/>}</text:p>
      <text:p text:style-name="P1"><text:s text:c="12"/>stat = helper(newN,visited);</text:p>
      <text:p text:style-name="P1"><text:s text:c="8"/>}</text:p>
      <text:p text:style-name="P1"><text:s text:c="8"/>return stat;</text:p>
      <text:p text:style-name="P1"><text:s text:c="4"/>}</text:p>
      <text:p text:style-name="P1"><text:s text:c="4"/></text:p>
      <text:p text:style-name="P1"><text:soft-page-break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16:50:46.571246394</meta:creation-date>
    <dc:date>2017-01-26T16:51:16.956071393</dc:date>
    <meta:editing-duration>PT30S</meta:editing-duration>
    <meta:editing-cycles>1</meta:editing-cycles>
    <meta:document-statistic meta:table-count="0" meta:image-count="0" meta:object-count="0" meta:page-count="2" meta:paragraph-count="49" meta:word-count="160" meta:character-count="1224" meta:non-whitespace-character-count="712"/>
    <meta:generator>LibreOffice/5.1.4.2$Linux_X86_64 LibreOffice_project/10m0$Build-2</meta:generator>
  </office:meta>
</office:document-meta>
</file>